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8c0" officeooo:paragraph-rsid="001fc8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5:40:43.100879758</meta:creation-date>
    <dc:date>2021-02-04T15:41:00.466464095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2"/>
    <meta:generator>LibreOffice/6.4.6.2$Linux_X86_64 LibreOffice_project/40$Build-2</meta:generator>
  </office:meta>
</office:document-meta>
</file>